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0" style:family="table">
      <style:table-properties style:width="6.5in" fo:margin-left="0.0007in" fo:margin-top="0in" fo:margin-bottom="0in" table:align="left" style:writing-mode="lr-tb"/>
    </style:style>
    <style:style style:name="Table10.A" style:family="table-column">
      <style:table-column-properties style:column-width="1.1104in"/>
    </style:style>
    <style:style style:name="Table10.B" style:family="table-column">
      <style:table-column-properties style:column-width="1.5285in"/>
    </style:style>
    <style:style style:name="Table10.C" style:family="table-column">
      <style:table-column-properties style:column-width="1.8056in"/>
    </style:style>
    <style:style style:name="Table10.D" style:family="table-column">
      <style:table-column-properties style:column-width="2.0556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1b3a5c" fo:padding-left="0.0833in" fo:padding-right="0.0833in" fo:padding-top="0.0556in" fo:padding-bottom="0.0556in" fo:border="0.1pt solid #cccccc">
        <style:background-image/>
      </style:table-cell-properties>
    </style:style>
    <style:style style:name="Table10.A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0.B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0.C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0.D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0.A3" style:family="table-cell">
      <style:table-cell-properties fo:padding-left="0.0833in" fo:padding-right="0.0833in" fo:padding-top="0.0556in" fo:padding-bottom="0.0556in" fo:border="0.1pt solid #cccccc"/>
    </style:style>
    <style:style style:name="Table10.B3" style:family="table-cell">
      <style:table-cell-properties fo:padding-left="0.0833in" fo:padding-right="0.0833in" fo:padding-top="0.0556in" fo:padding-bottom="0.0556in" fo:border="0.1pt solid #cccccc"/>
    </style:style>
    <style:style style:name="Table10.C3" style:family="table-cell">
      <style:table-cell-properties fo:padding-left="0.0833in" fo:padding-right="0.0833in" fo:padding-top="0.0556in" fo:padding-bottom="0.0556in" fo:border="0.1pt solid #cccccc"/>
    </style:style>
    <style:style style:name="Table10.D3" style:family="table-cell">
      <style:table-cell-properties fo:padding-left="0.0833in" fo:padding-right="0.0833in" fo:padding-top="0.0556in" fo:padding-bottom="0.0556in" fo:border="0.1pt solid #cccccc"/>
    </style:style>
    <style:style style:name="Table10.A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0.B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0.C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0.D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1" style:family="table">
      <style:table-properties style:width="6.5in" fo:margin-left="0.0007in" fo:margin-top="0in" fo:margin-bottom="0in" table:align="left" style:writing-mode="lr-tb"/>
    </style:style>
    <style:style style:name="Table11.A" style:family="table-column">
      <style:table-column-properties style:column-width="0.8326in"/>
    </style:style>
    <style:style style:name="Table11.B" style:family="table-column">
      <style:table-column-properties style:column-width="0.9729in"/>
    </style:style>
    <style:style style:name="Table11.C" style:family="table-column">
      <style:table-column-properties style:column-width="1.25in"/>
    </style:style>
    <style:style style:name="Table11.E" style:family="table-column">
      <style:table-column-properties style:column-width="1.1104in"/>
    </style:style>
    <style:style style:name="Table11.F" style:family="table-column">
      <style:table-column-properties style:column-width="1.08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#1b3a5c" fo:padding-left="0.0833in" fo:padding-right="0.0833in" fo:padding-top="0.0556in" fo:padding-bottom="0.0556in" fo:border="0.1pt solid #cccccc">
        <style:background-image/>
      </style:table-cell-properties>
    </style:style>
    <style:style style:name="Table11.A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1.B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1.C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1.D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1.E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1.F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1.A3" style:family="table-cell">
      <style:table-cell-properties fo:padding-left="0.0833in" fo:padding-right="0.0833in" fo:padding-top="0.0556in" fo:padding-bottom="0.0556in" fo:border="0.1pt solid #cccccc"/>
    </style:style>
    <style:style style:name="Table11.B3" style:family="table-cell">
      <style:table-cell-properties fo:padding-left="0.0833in" fo:padding-right="0.0833in" fo:padding-top="0.0556in" fo:padding-bottom="0.0556in" fo:border="0.1pt solid #cccccc"/>
    </style:style>
    <style:style style:name="Table11.C3" style:family="table-cell">
      <style:table-cell-properties fo:padding-left="0.0833in" fo:padding-right="0.0833in" fo:padding-top="0.0556in" fo:padding-bottom="0.0556in" fo:border="0.1pt solid #cccccc"/>
    </style:style>
    <style:style style:name="Table11.D3" style:family="table-cell">
      <style:table-cell-properties fo:padding-left="0.0833in" fo:padding-right="0.0833in" fo:padding-top="0.0556in" fo:padding-bottom="0.0556in" fo:border="0.1pt solid #cccccc"/>
    </style:style>
    <style:style style:name="Table11.E3" style:family="table-cell">
      <style:table-cell-properties fo:padding-left="0.0833in" fo:padding-right="0.0833in" fo:padding-top="0.0556in" fo:padding-bottom="0.0556in" fo:border="0.1pt solid #cccccc"/>
    </style:style>
    <style:style style:name="Table11.F3" style:family="table-cell">
      <style:table-cell-properties fo:padding-left="0.0833in" fo:padding-right="0.0833in" fo:padding-top="0.0556in" fo:padding-bottom="0.0556in" fo:border="0.1pt solid #cccccc"/>
    </style:style>
    <style:style style:name="Table11.A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1.B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1.C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1.D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1.E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1.F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paragraph-properties fo:margin-top="0in" fo:margin-bottom="0.2083in" style:contextual-spacing="false" fo:text-align="center" style:justify-single-word="false"/>
      <style:text-properties fo:color="#555555" loext:opacity="100%" style:font-name="Arial" fo:font-size="11pt" fo:font-style="italic" officeooo:paragraph-rsid="000881be" style:font-name-asian="Arial1" style:font-size-asian="11pt" style:font-style-asian="italic" style:font-name-complex="Arial1" style:font-size-complex="11pt" style:font-style-complex="italic"/>
    </style:style>
    <style:style style:name="P4" style:family="paragraph" style:parent-style-name="Standard">
      <style:paragraph-properties fo:margin-top="0in" fo:margin-bottom="0.111in" style:contextual-spacing="false" fo:line-height="0.2083in"/>
      <style:text-properties fo:color="#222222" loext:opacity="100%" style:font-name="Arial" fo:font-size="11pt" officeooo:paragraph-rsid="000881be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.5in" fo:margin-right="0.5in" fo:margin-top="0.0835in" fo:margin-bottom="0.139in" style:contextual-spacing="false" fo:line-height="0.2083in" fo:text-indent="0in" style:auto-text-indent="false"/>
      <style:text-properties fo:color="#555555" loext:opacity="100%" style:font-name="Arial" fo:font-size="11pt" fo:font-style="italic" officeooo:paragraph-rsid="000881be" style:font-name-asian="Arial1" style:font-size-asian="11pt" style:font-style-asian="italic" style:font-name-complex="Arial1" style:font-size-complex="11pt" style:font-style-complex="italic"/>
    </style:style>
    <style:style style:name="P6" style:family="paragraph" style:parent-style-name="Standard">
      <style:paragraph-properties fo:margin-top="0.139in" fo:margin-bottom="0.139in" style:contextual-spacing="false" fo:padding-left="0in" fo:padding-right="0in" fo:padding-top="0in" fo:padding-bottom="0.111in" fo:border-left="none" fo:border-right="none" fo:border-top="none" fo:border-bottom="0.26pt solid #2e75b6"/>
      <style:text-properties officeooo:paragraph-rsid="000881be"/>
    </style:style>
    <style:style style:name="P7" style:family="paragraph" style:parent-style-name="List_20_Paragraph" style:list-style-name="WWNum2">
      <style:paragraph-properties fo:margin-top="0in" fo:margin-bottom="0.0555in" style:contextual-spacing="false" fo:line-height="0.2083in"/>
      <style:text-properties fo:color="#222222" loext:opacity="100%" style:font-name="Arial" fo:font-size="11pt" officeooo:paragraph-rsid="000881be" style:font-name-asian="Arial1" style:font-size-asian="11pt" style:font-name-complex="Arial1" style:font-size-complex="11pt"/>
    </style:style>
    <style:style style:name="P8" style:family="paragraph" style:parent-style-name="Standard">
      <style:paragraph-properties fo:margin-top="0in" fo:margin-bottom="0.111in" style:contextual-spacing="false" fo:line-height="0.2083in"/>
      <style:text-properties officeooo:paragraph-rsid="000881be"/>
    </style:style>
    <style:style style:name="P9" style:family="paragraph" style:parent-style-name="Standard">
      <style:paragraph-properties fo:margin-top="0in" fo:margin-bottom="0.0555in" style:contextual-spacing="false"/>
      <style:text-properties officeooo:paragraph-rsid="000881be"/>
    </style:style>
    <style:style style:name="P10" style:family="paragraph" style:parent-style-name="Standard">
      <style:paragraph-properties fo:margin-left="0.25in" fo:margin-right="0in" fo:margin-top="0.0555in" fo:margin-bottom="0.111in" style:contextual-spacing="false" fo:line-height="0.2083in" fo:text-indent="0in" style:auto-text-indent="false"/>
      <style:text-properties officeooo:paragraph-rsid="000881be"/>
    </style:style>
    <style:style style:name="P11" style:family="paragraph" style:parent-style-name="Standard">
      <style:paragraph-properties fo:margin-top="0in" fo:margin-bottom="0in" style:contextual-spacing="false" fo:orphans="0" fo:widows="0"/>
      <style:text-properties fo:color="#ffffff" loext:opacity="100%" style:font-name="Arial" fo:font-size="10pt" fo:font-weight="bold" officeooo:paragraph-rsid="000881be" style:font-name-asian="Arial1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margin-top="0in" fo:margin-bottom="0in" style:contextual-spacing="false" fo:orphans="0" fo:widows="0"/>
      <style:text-properties fo:color="#222222" loext:opacity="100%" style:font-name="Arial" fo:font-size="10pt" officeooo:paragraph-rsid="000881be" style:font-name-asian="Arial1" style:font-size-asian="10pt" style:font-name-complex="Arial1" style:font-size-complex="10pt"/>
    </style:style>
    <style:style style:name="T1" style:family="text">
      <style:text-properties fo:color="#222222" loext:opacity="100%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2" style:family="text"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T3" style:family="text">
      <style:text-properties fo:color="#2e75b6" loext:opacity="100%" style:font-name="Arial" fo:font-size="11pt" style:font-name-asian="Arial1" style:font-size-asian="11pt" style:font-name-complex="Arial1" style:font-size-complex="11pt"/>
    </style:style>
    <style:style style:name="T4" style:family="text">
      <style:text-properties fo:color="#555555" loext:opacity="100%" style:font-name="Arial" fo:font-size="11pt" fo:font-style="italic" style:font-name-asian="Arial1" style:font-size-asian="11pt" style:font-style-asian="italic" style:font-name-complex="Arial1" style:font-size-complex="11pt" style:font-style-complex="italic"/>
    </style:style>
    <style:style style:name="T5" style:family="text">
      <style:text-properties fo:color="#888888" loext:opacity="100%" style:font-name="Arial" fo:font-size="10pt" fo:font-style="italic" style:font-name-asian="Arial1" style:font-size-asian="10pt" style:font-style-asian="italic" style:font-name-complex="Arial1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>Процесс мышления</text:h>
      <text:p text:style-name="P3">Три петли воображения · Три субъекта · Компиляция и деконволюция</text:p>
      <text:h text:style-name="Heading_20_2" text:outline-level="2">Постановка проблемы</text:h>
      <text:p text:style-name="P4">Предыдущие главы описали статическую архитектуру карт, операционных сетей и траекторных логов, а также изоморфизм трёх преобразований свёртка–сплайс. Однако не описан сам процесс мышления: как именно система строит планы, проверяет их и корректирует?</text:p>
      <text:p text:style-name="P4">Мышление в архитектуре Гативус не является единым процессом. Существуют три качественно различных процесса мышления, изоморфных по структуре, но различных по содержанию и субъекту. Каждый представляет собой итеративную петлю: компиляция на подлежащий уровень, обратная свёртка результата, оценка, коррекция.</text:p>
      <text:p text:style-name="P5">Мышление — это воображение: итеративный цикл, в котором система компилирует план на подлежащий уровень, видит воображаемые последствия через обратную свёртку, и корректирует.</text:p>
      <text:p text:style-name="P6"/>
      <text:h text:style-name="Heading_20_2" text:outline-level="2">Общий принцип: петля воображения</text:h>
      <text:p text:style-name="P4">На каждом из трёх уровней мышление представляет собой одну и ту же структуру:</text:p>
      <text:list xml:id="list328383331" text:style-name="WWNum2">
        <text:list-item text:start-value="1">
          <text:p text:style-name="P7">OPN# строит план на своём уровне (цепочку: BLOM, KLOM или WLOM).</text:p>
        </text:list-item>
        <text:list-item>
          <text:p text:style-name="P7">План компилируется на подлежащий уровень через деконволюцию и десплайсинг. На подлежащем уровне появляются новые объекты, которых не было до компиляции (воображаемые объекты).</text:p>
        </text:list-item>
        <text:list-item>
          <text:p text:style-name="P7">Новые объекты подвергаются обратной свёртке и сплайсингу, возвращаясь на уровень OPN# в виде обновлённой карты.</text:p>
        </text:list-item>
        <text:list-item>
          <text:p text:style-name="P7">OPN# оценивает адекватность результата. Если результат неудовлетворителен — корректирует план и повторяет цикл.</text:p>
        </text:list-item>
      </text:list>
      <text:p text:style-name="P4">Каждая петля имеет своего субъекта — OPN#, который выступает в качестве «Я» данного уровня.</text:p>
      <text:p text:style-name="P6"/>
      <text:h text:style-name="Heading_20_2" text:outline-level="2">Петля 1: Пространственное мышление (OPN3)</text:h>
      <text:p text:style-name="P8"><text:span text:style-name="T1">Субъект: </text:span><text:span text:style-name="T2">OPN3 — «Я» действующее.</text:span></text:p>
      <text:p text:style-name="P8"><text:span text:style-name="T1">Петля: </text:span><text:span text:style-name="T2">MAP3 → MAP1 → SERN → MAP1 → MAP3.</text:span></text:p>
      <text:p text:style-name="P9"><text:soft-page-break/></text:p>
      <text:p text:style-name="P4">OPN3 строит BLOM — маршрут из цепочки OPRN с конкретными координатами MAP1 и R-метками MAP2. Однако SERN не оперирует понятиями MAP2 и MAP3. Для SERN не существует ни «объектов», ни «маршрутов» — только непрерывные моторные сигналы. Следовательно, интерфейс между MAP3 и SERN требует деконволюции и десплайсинга: дискретный b-вектор должен быть развёрнут в непрерывную последовательность моторных команд.</text:p>
      <text:p text:style-name="P4">Мозжечок и другие моторные отделы являются кандидатами на роль этого транслятора: они получают план от MAP3 и разворачивают его в непрерывные моторные паттерны.</text:p>
      <text:p text:style-name="P4">Процесс пространственного мышления:</text:p>
      <text:list xml:id="list112717770897668" text:continue-numbering="true" text:style-name="WWNum2">
        <text:list-item>
          <text:p text:style-name="P7">1. OPN3 строит BLOM — маршрут с координатами MAP1 и R-метками MAP2 (статус: запланированный).</text:p>
        </text:list-item>
        <text:list-item>
          <text:p text:style-name="P7">2. BLOM компилируется вниз через деконволюцию: b-векторы разворачиваются в моторные команды SERN.</text:p>
        </text:list-item>
        <text:list-item>
          <text:p text:style-name="P7">3. SERN начинает исполнение. Результат отражается в MAP1 через OPN1/SLAM.</text:p>
        </text:list-item>
        <text:list-item>
          <text:p text:style-name="P7">4. Изменённая MAP1 обрабатывается OPN2/CNN1, обновляя MAP2. OPN3 видит результат.</text:p>
        </text:list-item>
        <text:list-item>
          <text:p text:style-name="P7">5. Если результат не соответствует T-компоненте (Target) — OPN3 корректирует BLOM и повторяет.</text:p>
        </text:list-item>
      </text:list>
      <text:p text:style-name="P4">Эта петля работает у всех животных с развитой MAP3. Осьминог, открывающий банку, итеративно корректирует BLOM на основе обратной связи от MAP1/MAP2.</text:p>
      <text:p text:style-name="P10"><text:span text:style-name="T3">▸ </text:span><text:span text:style-name="T4">Пространственное мышление не сопровождается внутренней речью и не осознаётся как «мышление». Мы не «думаем» о том, как поднести чашку ко рту — OPN3 делает это автономно. Однако это полноценное мышление с итеративной коррекцией — просто на уровне, недоступном символьному сознанию.</text:span></text:p>
      <text:p text:style-name="P6"/>
      <text:h text:style-name="Heading_20_2" text:outline-level="2">Петля 2: Символьное мышление / воображение (OPN8)</text:h>
      <text:p text:style-name="P8"><text:span text:style-name="T1">Субъект: </text:span><text:span text:style-name="T2">OPN8 — «Я» мыслящее.</text:span></text:p>
      <text:p text:style-name="P8"><text:span text:style-name="T1">Петля: </text:span><text:span text:style-name="T2">MAP8 → MAP6 → MAP3 → MAP2 → MAP6 → MAP8.</text:span></text:p>
      <text:p text:style-name="P9"/>
      <text:p text:style-name="P4">Это основной процесс мышления, который человек осознаёт и ощущает как внутреннюю речь. OPN8 строит KLOM — нарративный план из цепочки KLEN. Затем происходит итеративный цикл:</text:p>
      <text:list xml:id="list112717528015982" text:continue-numbering="true" text:style-name="WWNum2">
        <text:list-item>
          <text:p text:style-name="P7">1. OPN8 строит KLOM (нарративный план) из символов MAP6.</text:p>
        </text:list-item>
        <text:list-item>
          <text:p text:style-name="P7"><text:soft-page-break/>2. KLOM компилируется вниз: деконволюция MAP6 → MAP3, десплайсинг на MAP2. На MAP3 появляется карта в статусе «запланированная» с объектами, которых не было до компиляции — воображаемые объекты.</text:p>
        </text:list-item>
        <text:list-item>
          <text:p text:style-name="P7">3. Новые объекты MAP3/MAP2 подвергаются обратной свёртке CNN2 и сплайсингу — они становятся «видны» в MAP6 и MAP8.</text:p>
        </text:list-item>
        <text:list-item>
          <text:p text:style-name="P7">4. OPN8 видит обновлённую MAP8 и оценивает адекватность результата.</text:p>
        </text:list-item>
        <text:list-item>
          <text:p text:style-name="P7">5. Если результат неудовлетворителен — OPN8 корректирует KLOM и повторяет цикл.</text:p>
        </text:list-item>
      </text:list>
      <text:p text:style-name="P4">Этот процесс может повторяться несколько раз до получения OPN8 желаемого результата. Внутренняя речь — это озвучивание работы этой петли. Мы «слышим» свои мысли, потому что OPN8 работает с символами MAP6, которые имеют фонетическую привязку из MAP5.</text:p>
      <text:p text:style-name="P4">Ключевой момент: на шаге 2 на карте MAP3 появляются объекты, которых физически не существует. Это и есть воображение: система видит то, чего нет, оценивает последствия и корректирует. Планирование будущего — это итеративное воображение.</text:p>
      <text:p text:style-name="P10"><text:span text:style-name="T3">▸ </text:span><text:span text:style-name="T4">Символьное мышление специфически человеческое: оно предполагает способность оперировать отсутствующими объектами, удерживать план за горизонтом видимости, порождать внутреннюю речь. Именно здесь возникают видимые признаки мышления как средства реализации интенции.</text:span></text:p>
      <text:p text:style-name="P6"/>
      <text:h text:style-name="Heading_20_2" text:outline-level="2">Петля 3: Аксиологическое мышление / волеизъявление (OPNB)</text:h>
      <text:p text:style-name="P8"><text:span text:style-name="T1">Субъект: </text:span><text:span text:style-name="T2">OPNB — «Я» волеизъявляющее.</text:span></text:p>
      <text:p text:style-name="P8"><text:span text:style-name="T1">Петля: </text:span><text:span text:style-name="T2">MAPB → MAP8 → MAPB.</text:span></text:p>
      <text:p text:style-name="P9"/>
      <text:p text:style-name="P4">Изоморфный процесс на аксиологическом уровне. OPNB строит WLOM — план снятия противоречия из цепочки MOTV. Цикл:</text:p>
      <text:list xml:id="list112717596926933" text:continue-numbering="true" text:style-name="WWNum2">
        <text:list-item>
          <text:p text:style-name="P7">1. OPNB строит WLOM (план снятия W-вектора).</text:p>
        </text:list-item>
        <text:list-item>
          <text:p text:style-name="P7">2. WLOM компилируется на подлежащий уровень MAP8. W-вектор разворачивается в нарратив. Появляются новые KLOM в MAP8 — нарративное выражение волевого акта.</text:p>
        </text:list-item>
        <text:list-item>
          <text:p text:style-name="P7">3. Новые нарративы MAP8 подвергаются обратной свёртке CNN3 и возвращаются в MAPB.</text:p>
        </text:list-item>
        <text:list-item>
          <text:p text:style-name="P7">4. OPNB оценивает: снят ли W-вектор (|W_new| &lt; ε)?</text:p>
        </text:list-item>
        <text:list-item>
          <text:p text:style-name="P7">5. Если нет — корректирует WLOM и повторяет.</text:p>
        </text:list-item>
      </text:list>
      <text:p text:style-name="P4">При необходимости нарративы, полученные от OPNB, компилируются ниже — но уже под управлением OPN8. OPN8 становится исполнителем воли OPNB.</text:p>
      <text:p text:style-name="P10"><text:soft-page-break/><text:span text:style-name="T3">▸ </text:span><text:span text:style-name="T4">Аксиологическое мышление не ощущается как внутренняя речь. Оно ощущается как «я знаю, что должен сделать» — до того, как появляется словесное обоснование. OPNB уже решил; OPN8 лишь озвучивает решение в символьной форме.</text:span></text:p>
      <text:p text:style-name="P6"/>
      <text:h text:style-name="Heading_20_2" text:outline-level="2">Три субъекта</text:h>
      <text:p text:style-name="P4">Каждая петля имеет своего субъекта. Три «Я» конкурируют за управление одной моторной системой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1">Петля</text:p>
          </table:table-cell>
          <table:table-cell table:style-name="Table10.A1" office:value-type="string">
            <text:p text:style-name="P11">Субъект</text:p>
          </table:table-cell>
          <table:table-cell table:style-name="Table10.A1" office:value-type="string">
            <text:p text:style-name="P11">Тип «Я»</text:p>
          </table:table-cell>
          <table:table-cell table:style-name="Table10.A1" office:value-type="string">
            <text:p text:style-name="P11">Содержание</text:p>
          </table:table-cell>
        </table:table-row>
        <table:table-row table:style-name="Table10.1">
          <table:table-cell table:style-name="Table10.A2" office:value-type="string">
            <text:p text:style-name="P12">Петля 1</text:p>
          </table:table-cell>
          <table:table-cell table:style-name="Table10.B2" office:value-type="string">
            <text:p text:style-name="P12">OPN3</text:p>
          </table:table-cell>
          <table:table-cell table:style-name="Table10.C2" office:value-type="string">
            <text:p text:style-name="P12">«Я» действующее</text:p>
          </table:table-cell>
          <table:table-cell table:style-name="Table10.D2" office:value-type="string">
            <text:p text:style-name="P12">Коррекция поведения в физическом пространстве. Автономно. Без внутренней речи.</text:p>
          </table:table-cell>
        </table:table-row>
        <table:table-row table:style-name="Table10.1">
          <table:table-cell table:style-name="Table10.A3" office:value-type="string">
            <text:p text:style-name="P12">Петля 2</text:p>
          </table:table-cell>
          <table:table-cell table:style-name="Table10.B3" office:value-type="string">
            <text:p text:style-name="P12">OPN8</text:p>
          </table:table-cell>
          <table:table-cell table:style-name="Table10.C3" office:value-type="string">
            <text:p text:style-name="P12">«Я» мыслящее</text:p>
          </table:table-cell>
          <table:table-cell table:style-name="Table10.D3" office:value-type="string">
            <text:p text:style-name="P12">Воображение и планирование. Внутренняя речь. Специфически человеческое.</text:p>
          </table:table-cell>
        </table:table-row>
        <table:table-row table:style-name="Table10.1">
          <table:table-cell table:style-name="Table10.A4" office:value-type="string">
            <text:p text:style-name="P12">Петля 3</text:p>
          </table:table-cell>
          <table:table-cell table:style-name="Table10.B4" office:value-type="string">
            <text:p text:style-name="P12">OPNB</text:p>
          </table:table-cell>
          <table:table-cell table:style-name="Table10.C4" office:value-type="string">
            <text:p text:style-name="P12">«Я» волеизъявляющее</text:p>
          </table:table-cell>
          <table:table-cell table:style-name="Table10.D4" office:value-type="string">
            <text:p text:style-name="P12">Снятие противоречий. Ощущается как «я знаю» до слов. Самое глубокое.</text:p>
          </table:table-cell>
        </table:table-row>
      </table:table>
      <text:p text:style-name="P9"/>
      <text:p text:style-name="P4">Конфликт между тремя субъектами — это буквально конфликт трёх источников управления за одну моторную систему. Отношение между ними иерархическое:</text:p>
      <text:list xml:id="list112717303127427" text:continue-numbering="true" text:style-name="WWNum2">
        <text:list-item>
          <text:p text:style-name="P7">OPNB задаёт направление (через W-вектор).</text:p>
        </text:list-item>
        <text:list-item>
          <text:p text:style-name="P7">OPN8 разрабатывает план (через KLOM).</text:p>
        </text:list-item>
        <text:list-item>
          <text:p text:style-name="P7">OPN3 исполняет (через BLOM).</text:p>
        </text:list-item>
      </text:list>
      <text:p text:style-name="P4">При слабом W-векторе OPN8 работает вхолостую — без направляющего импульса сверху. При слабом OPN8 — OPNB не может воплотить свою волю.</text:p>
      <text:p text:style-name="P6"/>
      <text:h text:style-name="Heading_20_2" text:outline-level="2">Сводная таблица</text:h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11">Петля</text:p>
          </table:table-cell>
          <table:table-cell table:style-name="Table11.A1" office:value-type="string">
            <text:p text:style-name="P11">Субъект</text:p>
          </table:table-cell>
          <table:table-cell table:style-name="Table11.A1" office:value-type="string">
            <text:p text:style-name="P11">Цикл</text:p>
          </table:table-cell>
          <table:table-cell table:style-name="Table11.A1" office:value-type="string">
            <text:p text:style-name="P11">Что видит</text:p>
          </table:table-cell>
          <table:table-cell table:style-name="Table11.A1" office:value-type="string">
            <text:p text:style-name="P11">Что корр.</text:p>
          </table:table-cell>
          <table:table-cell table:style-name="Table11.A1" office:value-type="string">
            <text:p text:style-name="P11">Ощущается как</text:p>
          </table:table-cell>
        </table:table-row>
        <table:table-row table:style-name="Table11.1">
          <table:table-cell table:style-name="Table11.A2" office:value-type="string">
            <text:p text:style-name="P12">1</text:p>
          </table:table-cell>
          <table:table-cell table:style-name="Table11.B2" office:value-type="string">
            <text:p text:style-name="P12">OPN3</text:p>
          </table:table-cell>
          <table:table-cell table:style-name="Table11.C2" office:value-type="string">
            <text:p text:style-name="P12">MAP3→SERN→MAP3</text:p>
          </table:table-cell>
          <table:table-cell table:style-name="Table11.D2" office:value-type="string">
            <text:p text:style-name="P12">Результат исполнения</text:p>
          </table:table-cell>
          <table:table-cell table:style-name="Table11.E2" office:value-type="string">
            <text:p text:style-name="P12">BLOM</text:p>
          </table:table-cell>
          <table:table-cell table:style-name="Table11.F2" office:value-type="string">
            <text:p text:style-name="P12">Не осознаётся</text:p>
          </table:table-cell>
        </table:table-row>
        <table:table-row table:style-name="Table11.1">
          <table:table-cell table:style-name="Table11.A3" office:value-type="string">
            <text:p text:style-name="P12">2</text:p>
          </table:table-cell>
          <table:table-cell table:style-name="Table11.B3" office:value-type="string">
            <text:p text:style-name="P12">OPN8</text:p>
          </table:table-cell>
          <table:table-cell table:style-name="Table11.C3" office:value-type="string">
            <text:p text:style-name="P12">MAP8→MAP3→MAP8</text:p>
          </table:table-cell>
          <table:table-cell table:style-name="Table11.D3" office:value-type="string">
            <text:p text:style-name="P12">Воображаемые последствия</text:p>
          </table:table-cell>
          <table:table-cell table:style-name="Table11.E3" office:value-type="string">
            <text:p text:style-name="P12">KLOM</text:p>
          </table:table-cell>
          <table:table-cell table:style-name="Table11.F3" office:value-type="string">
            <text:p text:style-name="P12">Внутренняя речь</text:p>
          </table:table-cell>
        </table:table-row>
        <table:table-row table:style-name="Table11.1">
          <table:table-cell table:style-name="Table11.A4" office:value-type="string">
            <text:p text:style-name="P12">3</text:p>
          </table:table-cell>
          <table:table-cell table:style-name="Table11.B4" office:value-type="string">
            <text:p text:style-name="P12">OPNB</text:p>
          </table:table-cell>
          <table:table-cell table:style-name="Table11.C4" office:value-type="string">
            <text:p text:style-name="P12">MAPB→MAP8→<text:soft-page-break/>MAPB</text:p>
          </table:table-cell>
          <table:table-cell table:style-name="Table11.D4" office:value-type="string">
            <text:p text:style-name="P12">Нарративное <text:soft-page-break/>выражение W</text:p>
          </table:table-cell>
          <table:table-cell table:style-name="Table11.E4" office:value-type="string">
            <text:p text:style-name="P12">WLOM</text:p>
          </table:table-cell>
          <table:table-cell table:style-name="Table11.F4" office:value-type="string">
            <text:p text:style-name="P12">«Я знаю» до <text:soft-page-break/>слов</text:p>
          </table:table-cell>
        </table:table-row>
      </table:table>
      <text:p text:style-name="P9"/>
      <text:p text:style-name="P6"/>
      <text:h text:style-name="Heading_20_2" text:outline-level="2">Выводы</text:h>
      <text:list text:continue-numbering="true" text:style-name="WWNum2">
        <text:list-item>
          <text:p text:style-name="P7">Мышление в архитектуре Гативус — это воображение: итеративная петля компиляции вниз, обратной свёртки вверх, оценки и коррекции.</text:p>
        </text:list-item>
        <text:list-item>
          <text:p text:style-name="P7">Существуют три изоморфных петли: пространственная (OPN3), символьная/воображение (OPN8) и аксиологическая/волеизъявление (OPNB).</text:p>
        </text:list-item>
        <text:list-item>
          <text:p text:style-name="P7">Каждая петля имеет своего субъекта («Я»): OPN3 — действующее, OPN8 — мыслящее, OPNB — волеизъявляющее.</text:p>
        </text:list-item>
        <text:list-item>
          <text:p text:style-name="P7">Интерфейс MAP3→SERN требует дополнительной деконволюции: дискретные b-векторы должны быть развёрнуты в непрерывные моторные сигналы.</text:p>
        </text:list-item>
        <text:list-item>
          <text:p text:style-name="P7">Отношение между субъектами иерархическое: OPNB задаёт направление, OPN8 разрабатывает план, OPN3 исполняет.</text:p>
        </text:list-item>
      </text:list>
      <text:p text:style-name="P9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/>
      <style:text-properties fo:color="#35526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5983b0" loext:opacity="100%"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31:20.192000000</meta:creation-date>
    <dc:date>2026-03-23T11:27:17.092081900</dc:date>
    <meta:editing-duration>PT20M49S</meta:editing-duration>
    <meta:editing-cycles>5</meta:editing-cycles>
    <meta:generator>LibreOffice/26.2.1.2$Windows_X86_64 LibreOffice_project/620$Build-2</meta:generator>
    <meta:document-statistic meta:table-count="2" meta:image-count="0" meta:object-count="0" meta:page-count="6" meta:paragraph-count="103" meta:word-count="1015" meta:character-count="7325" meta:non-whitespace-character-count="6411"/>
  </office:meta>
</office:document-meta>
</file>